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font-weight="bold" officeooo:rsid="001a20c6" officeooo:paragraph-rsid="001a20c6" style:font-size-asian="9.60000038146973pt" style:font-weight-asian="bold" style:font-size-complex="11pt" style:font-weight-complex="bold"/>
    </style:style>
    <style:style style:name="P2" style:family="paragraph" style:parent-style-name="Standard">
      <style:text-properties style:font-name="Arial" fo:font-size="11pt" fo:font-weight="normal" officeooo:rsid="001a20c6" officeooo:paragraph-rsid="001a20c6" style:font-size-asian="9.60000038146973pt" style:font-weight-asian="normal" style:font-size-complex="11pt" style:font-weight-complex="normal"/>
    </style:style>
    <style:style style:name="P3" style:family="paragraph" style:parent-style-name="Standard">
      <style:text-properties style:font-name="Arial" fo:font-size="11pt" fo:font-weight="normal" officeooo:rsid="001a7fe4" officeooo:paragraph-rsid="001a7fe4" style:font-size-asian="9.60000038146973pt" style:font-weight-asian="normal" style:font-size-complex="11pt" style:font-weight-complex="normal"/>
    </style:style>
    <style:style style:name="P4" style:family="paragraph" style:parent-style-name="Standard">
      <style:text-properties officeooo:paragraph-rsid="001a7fe4"/>
    </style:style>
    <style:style style:name="P5" style:family="paragraph" style:parent-style-name="Standard">
      <style:text-properties officeooo:rsid="001a7fe4" officeooo:paragraph-rsid="001a7fe4"/>
    </style:style>
    <style:style style:name="P6" style:family="paragraph" style:parent-style-name="Standard">
      <style:text-properties officeooo:rsid="001ac6f8" officeooo:paragraph-rsid="001ac6f8"/>
    </style:style>
    <style:style style:name="T1" style:family="text">
      <style:text-properties fo:font-variant="normal" fo:text-transform="none" fo:color="#000000" style:font-name="Arial" fo:font-size="11pt" fo:letter-spacing="normal" fo:font-style="normal" fo:font-weight="normal" style:font-size-asian="11pt" style:font-style-asian="normal" style:font-size-complex="11pt" style:font-style-complex="normal"/>
    </style:style>
    <style:style style:name="T2" style:family="text">
      <style:text-properties fo:font-variant="normal" fo:text-transform="none" fo:color="#000000" style:font-name="Arial" fo:font-size="11pt" fo:letter-spacing="normal" fo:font-style="normal" fo:font-weight="normal" officeooo:rsid="001a7fe4" style:font-size-asian="11pt" style:font-style-asian="normal" style:font-size-complex="11pt" style:font-style-complex="normal"/>
    </style:style>
    <style:style style:name="T3" style:family="text">
      <style:text-properties style:font-name="Arial" fo:font-size="11pt" fo:font-weight="normal" officeooo:rsid="001a7fe4" style:font-size-asian="9.60000038146973pt" style:font-weight-asian="normal" style:font-size-complex="11pt" style:font-weight-complex="normal"/>
    </style:style>
    <style:style style:name="T4" style:family="text">
      <style:text-properties fo:color="#000000" style:font-name="Arial" fo:font-size="11pt" fo:font-style="normal" style:font-size-asian="11pt" style:font-style-asian="normal" style:font-size-complex="11pt" style:font-style-complex="normal"/>
    </style:style>
    <style:style style:name="T5" style:family="text">
      <style:text-properties fo:color="#000000" style:font-name="Arial" fo:font-size="11pt" fo:font-style="normal" officeooo:rsid="001ac6f8" style:font-size-asian="11pt" style:font-style-asian="normal" style:font-size-complex="11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sues and Risks</text:p>
      <text:p text:style-name="P2"/>
      <text:p text:style-name="P3">This section will explore the main challenges still faced by the project and the approach that will be taken to solve them.</text:p>
      <text:p text:style-name="P3"/>
      <text:p text:style-name="P3">There are a few challenges facing completion of this project in the areas of coreference resolution and named entity recognition.</text:p>
      <text:p text:style-name="P3"/>
      <text:p text:style-name="P4"><text:span text:style-name="T3">While most named entity recognition should be relatively straight forward and coreference resolution should handle pronouns quite well, dealing with aliases for characters will prove more difficult. Often in stories, be it novels or plays, a single character may be referenced as several different names. An example from recent times is the antagonist of the Harry Potter series who is referenced as his birth name Tom Riddle, his chosen name Voldemort and among his enemies as '</text:span><text:span text:style-name="T1">You-Know-Who</text:span><text:span text:style-name="T2">'</text:span><text:span text:style-name="T1"> and </text:span><text:span text:style-name="T2">'</text:span><text:span text:style-name="T1">He-Who-Must-Not-Be-Named</text:span><text:span text:style-name="T2">'. These are four different names that refer to one character.</text:span><text:span text:style-name="T4"> </text:span></text:p>
      <text:p text:style-name="P4"/>
      <text:p text:style-name="P5"><text:span text:style-name="T4">A more global approach to coreference resolution and named entity recognition will have to taken to solve this problem. Along with the standard analysis, which will focus on individual segmented sentences, a wider analysis </text:span><text:span text:style-name="T5">must also be done. This may not necessarily have to focus on attempting to analyse the story as a whole for these references. Often there will be an explicit reference, possibly in surrounding sentences that reveal a character's aliases.</text:span></text:p>
      <text:p text:style-name="P5"/>
      <text:p text:style-name="P6"><text:span text:style-name="T5">A</text:span><text:span text:style-name="T4">nother challenge will be that of the time constraints of the project. I have identified a number of low priority features that will add to the project if implemented, but will not affect the feasibility of the project if they are n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8:05:37.843000000</meta:creation-date>
    <dc:date>2014-12-10T04:06:36.867000000</dc:date>
    <meta:editing-duration>PT5M25S</meta:editing-duration>
    <meta:editing-cycles>3</meta:editing-cycles>
    <meta:generator>LibreOffice/4.3.0.4$Windows_x86 LibreOffice_project/62ad5818884a2fc2e5780dd45466868d41009ec0</meta:generator>
    <meta:document-statistic meta:table-count="0" meta:image-count="0" meta:object-count="0" meta:page-count="1" meta:paragraph-count="6" meta:word-count="249" meta:character-count="1548" meta:non-whitespace-character-count="1304"/>
  </office:meta>
</office:document-meta>
</file>